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ms Rmn" svg:font-family="'Tms Rmn'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9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24.89mm"/>
    </style:style>
    <style:style style:name="co4" style:family="table-column">
      <style:table-column-properties fo:break-before="auto" style:column-width="23.9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88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13.11mm"/>
    </style:style>
    <style:style style:name="co12" style:family="table-column">
      <style:table-column-properties fo:break-before="auto" style:column-width="24.75mm"/>
    </style:style>
    <style:style style:name="ro1" style:family="table-row">
      <style:table-row-properties style:row-height="4.94mm" fo:break-before="auto" style:use-optimal-row-height="fals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Solenoi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bold" style:font-size-asian="12pt" style:font-style-asian="normal" style:font-weight-asian="bold" style:font-name-complex="Tms Rm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1.76pt solid #d3dae3" style:direction="ltr" fo:padding="0.71mm" fo:border-right="none" style:rotation-angle="0" style:rotation-align="none" style:shrink-to-fit="false" fo:border-top="1.76pt solid #d3dae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wrap-option="no-wrap" fo:border-left="1.76pt solid #d3dae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d3dae3" style:text-align-source="fix" style:repeat-content="false" fo:wrap-option="no-wrap" fo:border-left="1.76pt solid #d3dae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3dae3" style:text-align-source="fix" style:repeat-content="false" fo:wrap-option="no-wrap" fo:border-left="1.76pt solid #d3dae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8" style:family="table-cell" style:parent-style-name="Default">
      <style:table-cell-properties fo:border-bottom="none" fo:border-left="none" fo:padding="0.71mm" fo:border-right="none" style:rotation-align="none" fo:border-top="1.76pt solid #d3dae3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d3dae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d3dae3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74pt solid #d3dae3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6" style:family="table-cell" style:parent-style-name="Default" style:data-style-name="N61">
      <style:table-cell-properties style:glyph-orientation-vertical="0" fo:border-bottom="1.76pt solid #d3dae3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d3dae3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74pt solid #d3dae3" style:rotation-angle="0" style:rotation-align="none" style:shrink-to-fit="false" fo:border-top="1.76pt solid #d3dae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0.74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style:glyph-orientation-vertical="0" fo:border-bottom="1.76pt solid #d3dae3" style:text-align-source="fix" style:repeat-content="false" fo:wrap-option="no-wrap" fo:border-left="none" style:direction="ltr" fo:padding="0.71mm" fo:border-right="0.74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0.74pt solid #d3dae3" style:text-align-source="fix" style:repeat-content="false" fo:wrap-option="no-wrap" fo:border-left="none" style:direction="ltr" fo:padding="0.71mm" fo:border-right="0.74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71mm" fo:border-right="0.74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5" style:family="table-cell" style:parent-style-name="Default" style:data-style-name="N61">
      <style:table-cell-properties style:glyph-orientation-vertical="0" fo:border-bottom="0.74pt solid #d3dae3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6" style:family="table-cell" style:parent-style-name="Default" style:data-style-name="N6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d3dae3" style:rotation-angle="0" style:rotation-align="none" style:shrink-to-fit="false" fo:border-top="1.76pt solid #d3dae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d3dae3" style:text-align-source="fix" style:repeat-content="false" fo:wrap-option="no-wrap" fo:border-left="none" style:direction="ltr" fo:padding="0.71mm" fo:border-right="1.76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0" style:family="table-cell" style:parent-style-name="Default" style:data-style-name="N61">
      <style:table-cell-properties style:glyph-orientation-vertical="0" fo:border-bottom="0.74pt solid #d3dae3" style:text-align-source="fix" style:repeat-content="false" fo:wrap-option="no-wrap" fo:border-left="none" style:direction="ltr" fo:padding="0.71mm" fo:border-right="1.76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1" style:family="table-cell" style:parent-style-name="Default" style:data-style-name="N61">
      <style:table-cell-properties style:glyph-orientation-vertical="0" fo:border-bottom="none" style:text-align-source="fix" style:repeat-content="false" fo:wrap-option="no-wrap" fo:border-left="none" style:direction="ltr" fo:padding="0.71mm" fo:border-right="1.76pt solid #d3dae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3" style:family="table-cell" style:parent-style-name="Default" style:data-style-name="N130">
      <style:table-cell-properties fo:padding="0.71mm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4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5" style:family="table-cell" style:parent-style-name="Default" style:data-style-name="N61">
      <style:table-cell-properties fo:padding="0.71mm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6" style:family="table-cell" style:parent-style-name="Default" style:data-style-name="N128">
      <style:table-cell-properties fo:padding="0.71mm"/>
      <style:text-properties style:use-window-font-color="true" style:text-outline="false" style:text-line-through-style="none" style:text-line-through-type="none" style:font-name="Tms Rmn" fo:font-size="12pt" fo:font-style="normal" fo:text-shadow="none" style:text-underline-style="none" fo:font-weight="normal" style:font-size-asian="12pt" style:font-style-asian="normal" style:font-weight-asian="normal" style:font-name-complex="Tms Rmn" style:font-size-complex="12pt" style:font-style-complex="normal" style:font-weight-complex="normal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Tms Rmn" style:use-window-font-color="true" style:font-style-asian="normal" style:font-weight-complex="normal" style:font-weight-asian="normal" style:font-size-complex="10pt" style:font-size-asian="10pt" style:font-name-complex="Tms Rmn" fo:text-shadow="none" style:text-position="0% 100%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" style:family="text">
      <style:text-properties style:font-name="Tms Rmn" style:use-window-font-color="true" style:font-style-asian="normal" style:font-weight-complex="normal" style:font-weight-asian="normal" style:font-name-complex="Tms Rmn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olenoid" table:style-name="ta1">
        <office:forms form:automatic-focus="false" form:apply-design-mode="false"/>
        <table:shapes>
          <draw:frame draw:z-index="0" draw:name="Chart 4" draw:style-name="gr1" draw:text-style-name="P1" svg:width="530.95mm" svg:height="294.7mm" svg:x="227.6mm" svg:y="65.9mm">
            <draw:object draw:notify-on-update-of-ranges="Solenoid.F10:Solenoid.F29 Solenoid.E10:Solenoid.E29 Solenoid.G10:Solenoid.G29 Solenoid.E10:Solenoid.E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est</svg:titl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Performed by:</text:p>
          </table:table-cell>
          <table:table-cell table:style-name="ce1"/>
          <table:table-cell table:style-name="ce15"/>
          <table:table-cell table:style-name="ce18" office:value-type="string" calcext:value-type="string">
            <text:p>Name 1?</text:p>
          </table:table-cell>
          <table:table-cell table:style-name="ce1"/>
          <table:table-cell table:style-name="ce15"/>
          <table:table-cell table:style-name="ce1"/>
          <table:table-cell table:style-name="ce15"/>
          <table:table-cell table:style-name="ce1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18" office:value-type="string" calcext:value-type="string">
            <text:p>Name 2?</text:p>
          </table:table-cell>
          <table:table-cell table:style-name="ce15" table:number-columns-repeated="2"/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18"/>
          <table:table-cell table:style-name="ce15" table:number-columns-repeated="2"/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3" office:value-type="string" calcext:value-type="string">
            <text:p>Table I: Axial Magnetic Field of Solenoid along Axis</text:p>
          </table:table-cell>
          <table:table-cell table:style-name="ce1" table:number-columns-repeated="10"/>
          <table:table-cell table:style-name="ce37"/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Time</text:p>
          </table:table-cell>
          <table:table-cell table:number-columns-repeated="2" table:style-name="ce9" office:value-type="string" calcext:value-type="string">
            <text:p>Measured</text:p>
          </table:table-cell>
          <table:table-cell table:style-name="ce19" office:value-type="string" calcext:value-type="string">
            <text:p>Position</text:p>
          </table:table-cell>
          <table:table-cell table:style-name="ce9" office:value-type="string" calcext:value-type="string">
            <text:p>Corrected</text:p>
          </table:table-cell>
          <table:table-cell table:style-name="ce27" office:value-type="string" calcext:value-type="string">
            <text:p>Theory</text:p>
          </table:table-cell>
          <table:table-cell table:style-name="ce1"/>
          <table:table-cell table:style-name="ce1" office:value-type="string" calcext:value-type="string">
            <text:p>Experimental Constants:</text:p>
          </table:table-cell>
          <table:table-cell table:style-name="ce1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t</text:p>
          </table:table-cell>
          <table:table-cell table:number-columns-repeated="2" table:style-name="ce10" office:value-type="string" calcext:value-type="string">
            <text:p>B</text:p>
          </table:table-cell>
          <table:table-cell table:style-name="ce20" office:value-type="string" calcext:value-type="string">
            <text:p>x</text:p>
          </table:table-cell>
          <table:table-cell table:style-name="ce10" office:value-type="string" calcext:value-type="string">
            <text:p>(B - B<text:span text:style-name="T1">e</text:span><text:span text:style-name="T2">)  ± 2%</text:span></text:p>
          </table:table-cell>
          <table:table-cell table:style-name="ce28" office:value-type="string" calcext:value-type="string">
            <text:p>Bt</text:p>
          </table:table-cell>
          <table:table-cell table:style-name="ce1"/>
          <table:table-cell table:style-name="ce32" office:value-type="string" calcext:value-type="string">
            <text:p>L =</text:p>
          </table:table-cell>
          <table:table-cell table:style-name="ce33" office:value-type="float" office:value="0.28" calcext:value-type="float">
            <text:p>0.280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6" office:value-type="string" calcext:value-type="string">
            <text:p>(sec)</text:p>
          </table:table-cell>
          <table:table-cell table:style-name="ce11" office:value-type="string" calcext:value-type="string">
            <text:p>(mT)</text:p>
          </table:table-cell>
          <table:table-cell table:style-name="ce16" office:value-type="string" calcext:value-type="string">
            <text:p>(mT)</text:p>
          </table:table-cell>
          <table:table-cell table:style-name="ce21" office:value-type="string" calcext:value-type="string">
            <text:p>(m)</text:p>
          </table:table-cell>
          <table:table-cell table:style-name="ce11" office:value-type="string" calcext:value-type="string">
            <text:p>(T)</text:p>
          </table:table-cell>
          <table:table-cell table:style-name="ce29" office:value-type="string" calcext:value-type="string">
            <text:p>(T)</text:p>
          </table:table-cell>
          <table:table-cell table:style-name="ce1"/>
          <table:table-cell table:style-name="ce32" office:value-type="string" calcext:value-type="string">
            <text:p>R =</text:p>
          </table:table-cell>
          <table:table-cell table:style-name="ce1" office:value-type="float" office:value="0.0269" calcext:value-type="float">
            <text:p>0.0269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 office:value-type="string" calcext:value-type="string">
            <text:p>paste</text:p>
          </table:table-cell>
          <table:table-cell table:style-name="ce12" office:value-type="float" office:value="0.207" calcext:value-type="float">
            <text:p>0.207</text:p>
          </table:table-cell>
          <table:table-cell table:style-name="ce17"/>
          <table:table-cell table:style-name="ce22" table:formula="of:=7.8/100" office:value-type="float" office:value="0.078" calcext:value-type="float">
            <text:p>0.08</text:p>
          </table:table-cell>
          <table:table-cell table:style-name="ce25" table:formula="of:=([.C10]/1000)-([.$J$13]/1000)" office:value-type="float" office:value="0.000727" calcext:value-type="float">
            <text:p>7.27E-04</text:p>
          </table:table-cell>
          <table:table-cell table:style-name="ce30" table:formula="of:=[.J$17]*(([.E10]-[.J$19])/SQRT(([.E10]-[.J$19])^2+[.J$18])-([.E10]-[.J$20])/SQRT(([.E10]-[.J$20])^2+[.J$18]))" office:value-type="float" office:value="0.0000714318408765931" calcext:value-type="float">
            <text:p>7.14E-05</text:p>
          </table:table-cell>
          <table:table-cell table:style-name="ce1" table:formula="of:=1000*([.F10]-[.G10])" office:value-type="float" office:value="0.655568159123407" calcext:value-type="float">
            <text:p>0.655568159123407</text:p>
          </table:table-cell>
          <table:table-cell table:style-name="ce32" office:value-type="string" calcext:value-type="string">
            <text:p>N =</text:p>
          </table:table-cell>
          <table:table-cell table:style-name="ce1" office:value-type="float" office:value="776" calcext:value-type="float">
            <text:p>776</text:p>
          </table:table-cell>
          <table:table-cell table:style-name="ce1" table:number-columns-repeated="2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1.071" calcext:value-type="float">
            <text:p>1.071</text:p>
          </table:table-cell>
          <table:table-cell table:style-name="ce17"/>
          <table:table-cell table:style-name="ce22" office:value-type="float" office:value="0.098" calcext:value-type="float">
            <text:p>0.10</text:p>
          </table:table-cell>
          <table:table-cell table:style-name="ce25" table:formula="of:=([.C11]/1000)-([.$J$13]/1000)" office:value-type="float" office:value="0.001591" calcext:value-type="float">
            <text:p>1.59E-03</text:p>
          </table:table-cell>
          <table:table-cell table:style-name="ce30" table:formula="of:=[.J$17]*(([.E11]-[.J$19])/SQRT(([.E11]-[.J$19])^2+[.J$18])-([.E11]-[.J$20])/SQRT(([.E11]-[.J$20])^2+[.J$18]))" office:value-type="float" office:value="0.000116915615147433" calcext:value-type="float">
            <text:p>1.17E-04</text:p>
          </table:table-cell>
          <table:table-cell table:style-name="ce1" table:formula="of:=1000*([.F11]-[.G11])" office:value-type="float" office:value="1.47408438485257" calcext:value-type="float">
            <text:p>1.47408438485257</text:p>
          </table:table-cell>
          <table:table-cell table:style-name="ce32" office:value-type="string" calcext:value-type="string">
            <text:p>I =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1.709" calcext:value-type="float">
            <text:p>1.709</text:p>
          </table:table-cell>
          <table:table-cell table:style-name="ce17"/>
          <table:table-cell table:style-name="ce22" office:value-type="float" office:value="0.118" calcext:value-type="float">
            <text:p>0.12</text:p>
          </table:table-cell>
          <table:table-cell table:style-name="ce25" table:formula="of:=([.C12]/1000)-([.$J$13]/1000)" office:value-type="float" office:value="0.002229" calcext:value-type="float">
            <text:p>2.23E-03</text:p>
          </table:table-cell>
          <table:table-cell table:style-name="ce30" table:formula="of:=[.J$17]*(([.E12]-[.J$19])/SQRT(([.E12]-[.J$19])^2+[.J$18])-([.E12]-[.J$20])/SQRT(([.E12]-[.J$20])^2+[.J$18]))" office:value-type="float" office:value="0.000216453520630177" calcext:value-type="float">
            <text:p>2.16E-04</text:p>
          </table:table-cell>
          <table:table-cell table:style-name="ce1" table:formula="of:=1000*([.F12]-[.G12])" office:value-type="float" office:value="2.01254647936982" calcext:value-type="float">
            <text:p>2.01254647936982</text:p>
          </table:table-cell>
          <table:table-cell table:style-name="ce32" office:value-type="string" calcext:value-type="string">
            <text:p>Center x<text:span text:style-name="T1">_c</text:span><text:span text:style-name="T2"> =</text:span></text:p>
          </table:table-cell>
          <table:table-cell table:style-name="ce33" table:formula="of:=0.228+[.E10]" office:value-type="float" office:value="0.306" calcext:value-type="float">
            <text:p>0.306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1.939" calcext:value-type="float">
            <text:p>1.939</text:p>
          </table:table-cell>
          <table:table-cell table:style-name="ce17"/>
          <table:table-cell table:style-name="ce22" office:value-type="float" office:value="0.138" calcext:value-type="float">
            <text:p>0.14</text:p>
          </table:table-cell>
          <table:table-cell table:style-name="ce25" table:formula="of:=([.C13]/1000)-([.$J$13]/1000)" office:value-type="float" office:value="0.002459" calcext:value-type="float">
            <text:p>2.46E-03</text:p>
          </table:table-cell>
          <table:table-cell table:style-name="ce30" table:formula="of:=[.J$17]*(([.E13]-[.J$19])/SQRT(([.E13]-[.J$19])^2+[.J$18])-([.E13]-[.J$20])/SQRT(([.E13]-[.J$20])^2+[.J$18]))" office:value-type="float" office:value="0.000479003971180101" calcext:value-type="float">
            <text:p>4.79E-04</text:p>
          </table:table-cell>
          <table:table-cell table:style-name="ce1" table:formula="of:=1000*([.F13]-[.G13])" office:value-type="float" office:value="1.9799960288199" calcext:value-type="float">
            <text:p>1.9799960288199</text:p>
          </table:table-cell>
          <table:table-cell table:style-name="ce32" office:value-type="string" calcext:value-type="string">
            <text:p>B<text:span text:style-name="T1">e</text:span><text:span text:style-name="T2"> =</text:span></text:p>
          </table:table-cell>
          <table:table-cell table:style-name="ce1" office:value-type="float" office:value="-0.52" calcext:value-type="float">
            <text:p>-0.52</text:p>
          </table:table-cell>
          <table:table-cell table:style-name="ce1" office:value-type="string" calcext:value-type="string">
            <text:p>mT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25" calcext:value-type="float">
            <text:p>2.025</text:p>
          </table:table-cell>
          <table:table-cell table:style-name="ce17"/>
          <table:table-cell table:style-name="ce22" office:value-type="float" office:value="0.158" calcext:value-type="float">
            <text:p>0.16</text:p>
          </table:table-cell>
          <table:table-cell table:style-name="ce25" table:formula="of:=([.C14]/1000)-([.$J$13]/1000)" office:value-type="float" office:value="0.002545" calcext:value-type="float">
            <text:p>2.55E-03</text:p>
          </table:table-cell>
          <table:table-cell table:style-name="ce30" table:formula="of:=[.J$17]*(([.E14]-[.J$19])/SQRT(([.E14]-[.J$19])^2+[.J$18])-([.E14]-[.J$20])/SQRT(([.E14]-[.J$20])^2+[.J$18]))" office:value-type="float" office:value="0.00123740929270191" calcext:value-type="float">
            <text:p>1.24E-03</text:p>
          </table:table-cell>
          <table:table-cell table:style-name="ce1" table:formula="of:=1000*([.F14]-[.G14])" office:value-type="float" office:value="1.30759070729809" calcext:value-type="float">
            <text:p>1.30759070729809</text:p>
          </table:table-cell>
          <table:table-cell table:style-name="ce1" table:number-columns-repeated="4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6" calcext:value-type="float">
            <text:p>2.06</text:p>
          </table:table-cell>
          <table:table-cell table:style-name="ce17"/>
          <table:table-cell table:style-name="ce22" office:value-type="float" office:value="0.178" calcext:value-type="float">
            <text:p>0.18</text:p>
          </table:table-cell>
          <table:table-cell table:style-name="ce25" table:formula="of:=([.C15]/1000)-([.$J$13]/1000)" office:value-type="float" office:value="0.00258" calcext:value-type="float">
            <text:p>2.58E-03</text:p>
          </table:table-cell>
          <table:table-cell table:style-name="ce30" table:formula="of:=[.J$17]*(([.E15]-[.J$19])/SQRT(([.E15]-[.J$19])^2+[.J$18])-([.E15]-[.J$20])/SQRT(([.E15]-[.J$20])^2+[.J$18]))" office:value-type="float" office:value="0.00244205239338469" calcext:value-type="float">
            <text:p>2.44E-03</text:p>
          </table:table-cell>
          <table:table-cell table:style-name="ce1" table:formula="of:=1000*([.F15]-[.G15])" office:value-type="float" office:value="0.137947606615306" calcext:value-type="float">
            <text:p>0.137947606615306</text:p>
          </table:table-cell>
          <table:table-cell table:style-name="ce1" office:value-type="string" calcext:value-type="string">
            <text:p>Calculated Constants:</text:p>
          </table:table-cell>
          <table:table-cell table:style-name="ce1" table:number-columns-repeated="3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75" calcext:value-type="float">
            <text:p>2.075</text:p>
          </table:table-cell>
          <table:table-cell table:style-name="ce17"/>
          <table:table-cell table:style-name="ce22" office:value-type="float" office:value="0.198" calcext:value-type="float">
            <text:p>0.20</text:p>
          </table:table-cell>
          <table:table-cell table:style-name="ce25" table:formula="of:=([.C16]/1000)-([.$J$13]/1000)" office:value-type="float" office:value="0.002595" calcext:value-type="float">
            <text:p>2.60E-03</text:p>
          </table:table-cell>
          <table:table-cell table:style-name="ce30" table:formula="of:=[.J$17]*(([.E16]-[.J$19])/SQRT(([.E16]-[.J$19])^2+[.J$18])-([.E16]-[.J$20])/SQRT(([.E16]-[.J$20])^2+[.J$18]))" office:value-type="float" office:value="0.003064127861773" calcext:value-type="float">
            <text:p>3.06E-03</text:p>
          </table:table-cell>
          <table:table-cell table:style-name="ce1" table:formula="of:=1000*([.F16]-[.G16])" office:value-type="float" office:value="-0.469127861772998" calcext:value-type="float">
            <text:p>-0.469127861772998</text:p>
          </table:table-cell>
          <table:table-cell table:style-name="ce32" office:value-type="string" calcext:value-type="string">
            <text:p>µ<text:span text:style-name="T1">o</text:span><text:span text:style-name="T2"> =</text:span></text:p>
          </table:table-cell>
          <table:table-cell table:style-name="ce34" table:formula="of:=0.0000004*PI()" office:value-type="float" office:value="0.00000125663706143592" calcext:value-type="float">
            <text:p>1.257E-06</text:p>
          </table:table-cell>
          <table:table-cell table:style-name="ce1" office:value-type="string" calcext:value-type="string">
            <text:p>T-m/A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81" calcext:value-type="float">
            <text:p>2.081</text:p>
          </table:table-cell>
          <table:table-cell table:style-name="ce17"/>
          <table:table-cell table:style-name="ce22" office:value-type="float" office:value="0.22" calcext:value-type="float">
            <text:p>0.22</text:p>
          </table:table-cell>
          <table:table-cell table:style-name="ce25" table:formula="of:=([.C17]/1000)-([.$J$13]/1000)" office:value-type="float" office:value="0.002601" calcext:value-type="float">
            <text:p>2.60E-03</text:p>
          </table:table-cell>
          <table:table-cell table:style-name="ce30" table:formula="of:=[.J$17]*(([.E17]-[.J$19])/SQRT(([.E17]-[.J$19])^2+[.J$18])-([.E17]-[.J$20])/SQRT(([.E17]-[.J$20])^2+[.J$18]))" office:value-type="float" office:value="0.00328778903384636" calcext:value-type="float">
            <text:p>3.29E-03</text:p>
          </table:table-cell>
          <table:table-cell table:style-name="ce1" table:formula="of:=1000*([.F17]-[.G17])" office:value-type="float" office:value="-0.686789033846365" calcext:value-type="float">
            <text:p>-0.686789033846365</text:p>
          </table:table-cell>
          <table:table-cell table:style-name="ce32" office:value-type="string" calcext:value-type="string">
            <text:p>µ<text:span text:style-name="T1">o</text:span><text:span text:style-name="T2"> N I/2/L =</text:span></text:p>
          </table:table-cell>
          <table:table-cell table:style-name="ce35" table:formula="of:=[.J16]*[.J10]*[.J11]/2/[.J8]" office:value-type="float" office:value="0.00174133992798977" calcext:value-type="float">
            <text:p>1.74E-03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83" calcext:value-type="float">
            <text:p>2.083</text:p>
          </table:table-cell>
          <table:table-cell table:style-name="ce17"/>
          <table:table-cell table:style-name="ce22" office:value-type="float" office:value="0.24" calcext:value-type="float">
            <text:p>0.24</text:p>
          </table:table-cell>
          <table:table-cell table:style-name="ce25" table:formula="of:=([.C18]/1000)-([.$J$13]/1000)" office:value-type="float" office:value="0.002603" calcext:value-type="float">
            <text:p>2.60E-03</text:p>
          </table:table-cell>
          <table:table-cell table:style-name="ce30" table:formula="of:=[.J$17]*(([.E18]-[.J$19])/SQRT(([.E18]-[.J$19])^2+[.J$18])-([.E18]-[.J$20])/SQRT(([.E18]-[.J$20])^2+[.J$18]))" office:value-type="float" office:value="0.00336324502699887" calcext:value-type="float">
            <text:p>3.36E-03</text:p>
          </table:table-cell>
          <table:table-cell table:style-name="ce1" table:formula="of:=1000*([.F18]-[.G18])" office:value-type="float" office:value="-0.760245026998871" calcext:value-type="float">
            <text:p>-0.760245026998871</text:p>
          </table:table-cell>
          <table:table-cell table:style-name="ce32" office:value-type="string" calcext:value-type="string">
            <text:p>R^2 =</text:p>
          </table:table-cell>
          <table:table-cell table:style-name="ce36" table:formula="of:=[.J9]^2" office:value-type="float" office:value="0.00072361" calcext:value-type="float">
            <text:p>0.000724</text:p>
          </table:table-cell>
          <table:table-cell table:style-name="ce1" office:value-type="string" calcext:value-type="string">
            <text:p>m^2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77" calcext:value-type="float">
            <text:p>2.077</text:p>
          </table:table-cell>
          <table:table-cell table:style-name="ce17"/>
          <table:table-cell table:style-name="ce22" office:value-type="float" office:value="0.26" calcext:value-type="float">
            <text:p>0.26</text:p>
          </table:table-cell>
          <table:table-cell table:style-name="ce25" table:formula="of:=([.C19]/1000)-([.$J$13]/1000)" office:value-type="float" office:value="0.002597" calcext:value-type="float">
            <text:p>2.60E-03</text:p>
          </table:table-cell>
          <table:table-cell table:style-name="ce30" table:formula="of:=[.J$17]*(([.E19]-[.J$19])/SQRT(([.E19]-[.J$19])^2+[.J$18])-([.E19]-[.J$20])/SQRT(([.E19]-[.J$20])^2+[.J$18]))" office:value-type="float" office:value="0.00339754804910108" calcext:value-type="float">
            <text:p>3.40E-03</text:p>
          </table:table-cell>
          <table:table-cell table:style-name="ce1" table:formula="of:=1000*([.F19]-[.G19])" office:value-type="float" office:value="-0.800548049101085" calcext:value-type="float">
            <text:p>-0.800548049101085</text:p>
          </table:table-cell>
          <table:table-cell table:style-name="ce32" office:value-type="string" calcext:value-type="string">
            <text:p>x<text:span text:style-name="T1">_c</text:span><text:span text:style-name="T2"> - L/2 =</text:span></text:p>
          </table:table-cell>
          <table:table-cell table:style-name="ce33" table:formula="of:=[.J12]-[.J8]/2" office:value-type="float" office:value="0.166" calcext:value-type="float">
            <text:p>0.166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62" calcext:value-type="float">
            <text:p>2.062</text:p>
          </table:table-cell>
          <table:table-cell table:style-name="ce17"/>
          <table:table-cell table:style-name="ce22" office:value-type="float" office:value="0.28" calcext:value-type="float">
            <text:p>0.28</text:p>
          </table:table-cell>
          <table:table-cell table:style-name="ce25" table:formula="of:=([.C20]/1000)-([.$J$13]/1000)" office:value-type="float" office:value="0.002582" calcext:value-type="float">
            <text:p>2.58E-03</text:p>
          </table:table-cell>
          <table:table-cell table:style-name="ce30" table:formula="of:=[.J$17]*(([.E20]-[.J$19])/SQRT(([.E20]-[.J$19])^2+[.J$18])-([.E20]-[.J$20])/SQRT(([.E20]-[.J$20])^2+[.J$18]))" office:value-type="float" office:value="0.00341371350073529" calcext:value-type="float">
            <text:p>3.41E-03</text:p>
          </table:table-cell>
          <table:table-cell table:style-name="ce1" table:formula="of:=1000*([.F20]-[.G20])" office:value-type="float" office:value="-0.831713500735286" calcext:value-type="float">
            <text:p>-0.831713500735286</text:p>
          </table:table-cell>
          <table:table-cell table:style-name="ce32" office:value-type="string" calcext:value-type="string">
            <text:p>x<text:span text:style-name="T1">_c</text:span><text:span text:style-name="T2"> + L/2 =</text:span></text:p>
          </table:table-cell>
          <table:table-cell table:style-name="ce33" table:formula="of:=[.J12]+[.J8]/2" office:value-type="float" office:value="0.446" calcext:value-type="float">
            <text:p>0.446</text:p>
          </table:table-cell>
          <table:table-cell table:style-name="ce1" office:value-type="string" calcext:value-type="string">
            <text:p>m</text:p>
          </table:table-cell>
          <table:table-cell table:style-name="ce1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2.037" calcext:value-type="float">
            <text:p>2.037</text:p>
          </table:table-cell>
          <table:table-cell table:style-name="ce17"/>
          <table:table-cell table:style-name="ce22" office:value-type="float" office:value="0.3" calcext:value-type="float">
            <text:p>0.30</text:p>
          </table:table-cell>
          <table:table-cell table:style-name="ce25" table:formula="of:=([.C21]/1000)-([.$J$13]/1000)" office:value-type="float" office:value="0.002557" calcext:value-type="float">
            <text:p>2.56E-03</text:p>
          </table:table-cell>
          <table:table-cell table:style-name="ce30" table:formula="of:=[.J$17]*(([.E21]-[.J$19])/SQRT(([.E21]-[.J$19])^2+[.J$18])-([.E21]-[.J$20])/SQRT(([.E21]-[.J$20])^2+[.J$18]))" office:value-type="float" office:value="0.00341979413130937" calcext:value-type="float">
            <text:p>3.42E-03</text:p>
          </table:table-cell>
          <table:table-cell table:style-name="ce1" table:formula="of:=1000*([.F21]-[.G21])" office:value-type="float" office:value="-0.862794131309372" calcext:value-type="float">
            <text:p>-0.862794131309372</text:p>
          </table:table-cell>
          <table:table-cell table:style-name="ce1" table:number-columns-repeated="4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1.978" calcext:value-type="float">
            <text:p>1.978</text:p>
          </table:table-cell>
          <table:table-cell table:style-name="ce17"/>
          <table:table-cell table:style-name="ce22" office:value-type="float" office:value="0.32" calcext:value-type="float">
            <text:p>0.32</text:p>
          </table:table-cell>
          <table:table-cell table:style-name="ce25" table:formula="of:=([.C22]/1000)-([.$J$13]/1000)" office:value-type="float" office:value="0.002498" calcext:value-type="float">
            <text:p>2.50E-03</text:p>
          </table:table-cell>
          <table:table-cell table:style-name="ce30" table:formula="of:=[.J$17]*(([.E22]-[.J$19])/SQRT(([.E22]-[.J$19])^2+[.J$18])-([.E22]-[.J$20])/SQRT(([.E22]-[.J$20])^2+[.J$18]))" office:value-type="float" office:value="0.00341833016501869" calcext:value-type="float">
            <text:p>3.42E-03</text:p>
          </table:table-cell>
          <table:table-cell table:style-name="ce1" table:formula="of:=1000*([.F22]-[.G22])" office:value-type="float" office:value="-0.920330165018686" calcext:value-type="float">
            <text:p>-0.920330165018686</text:p>
          </table:table-cell>
          <table:table-cell table:style-name="ce1" table:number-columns-repeated="4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1.833" calcext:value-type="float">
            <text:p>1.833</text:p>
          </table:table-cell>
          <table:table-cell table:style-name="ce17"/>
          <table:table-cell table:style-name="ce22" office:value-type="float" office:value="0.34" calcext:value-type="float">
            <text:p>0.34</text:p>
          </table:table-cell>
          <table:table-cell table:style-name="ce25" table:formula="of:=([.C23]/1000)-([.$J$13]/1000)" office:value-type="float" office:value="0.002353" calcext:value-type="float">
            <text:p>2.35E-03</text:p>
          </table:table-cell>
          <table:table-cell table:style-name="ce30" table:formula="of:=[.J$17]*(([.E23]-[.J$19])/SQRT(([.E23]-[.J$19])^2+[.J$18])-([.E23]-[.J$20])/SQRT(([.E23]-[.J$20])^2+[.J$18]))" office:value-type="float" office:value="0.00340873486289659" calcext:value-type="float">
            <text:p>3.41E-03</text:p>
          </table:table-cell>
          <table:table-cell table:style-name="ce1" table:formula="of:=1000*([.F23]-[.G23])" office:value-type="float" office:value="-1.05573486289659" calcext:value-type="float">
            <text:p>-1.05573486289659</text:p>
          </table:table-cell>
          <table:table-cell table:style-name="ce1" table:number-columns-repeated="4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1.404" calcext:value-type="float">
            <text:p>1.404</text:p>
          </table:table-cell>
          <table:table-cell table:style-name="ce17"/>
          <table:table-cell table:style-name="ce22" office:value-type="float" office:value="0.36" calcext:value-type="float">
            <text:p>0.36</text:p>
          </table:table-cell>
          <table:table-cell table:style-name="ce25" table:formula="of:=([.C24]/1000)-([.$J$13]/1000)" office:value-type="float" office:value="0.001924" calcext:value-type="float">
            <text:p>1.92E-03</text:p>
          </table:table-cell>
          <table:table-cell table:style-name="ce30" table:formula="of:=[.J$17]*(([.E24]-[.J$19])/SQRT(([.E24]-[.J$19])^2+[.J$18])-([.E24]-[.J$20])/SQRT(([.E24]-[.J$20])^2+[.J$18]))" office:value-type="float" office:value="0.00338677403820129" calcext:value-type="float">
            <text:p>3.39E-03</text:p>
          </table:table-cell>
          <table:table-cell table:style-name="ce1" table:formula="of:=1000*([.F24]-[.G24])" office:value-type="float" office:value="-1.4627740382013" calcext:value-type="float">
            <text:p>-1.4627740382013</text:p>
          </table:table-cell>
          <table:table-cell table:style-name="ce1" table:number-columns-repeated="4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2" office:value-type="float" office:value="0.485" calcext:value-type="float">
            <text:p>0.485</text:p>
          </table:table-cell>
          <table:table-cell table:style-name="ce17"/>
          <table:table-cell table:style-name="ce22" office:value-type="float" office:value="0.38" calcext:value-type="float">
            <text:p>0.38</text:p>
          </table:table-cell>
          <table:table-cell table:style-name="ce25" table:formula="of:=([.C25]/1000)-([.$J$13]/1000)" office:value-type="float" office:value="0.001005" calcext:value-type="float">
            <text:p>1.01E-03</text:p>
          </table:table-cell>
          <table:table-cell table:style-name="ce30" table:formula="of:=[.J$17]*(([.E25]-[.J$19])/SQRT(([.E25]-[.J$19])^2+[.J$18])-([.E25]-[.J$20])/SQRT(([.E25]-[.J$20])^2+[.J$18]))" office:value-type="float" office:value="0.00334029035503172" calcext:value-type="float">
            <text:p>3.34E-03</text:p>
          </table:table-cell>
          <table:table-cell table:style-name="ce1" table:formula="of:=1000*([.F25]-[.G25])" office:value-type="float" office:value="-2.33529035503172" calcext:value-type="float">
            <text:p>-2.33529035503172</text:p>
          </table:table-cell>
          <table:table-cell table:style-name="ce1" table:number-columns-repeated="4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17"/>
          <table:table-cell table:style-name="ce23"/>
          <table:table-cell table:style-name="ce25"/>
          <table:table-cell table:style-name="ce30" table:formula="of:=[.J$17]*(([.E26]-[.J$19])/SQRT(([.E26]-[.J$19])^2+[.J$18])-([.E26]-[.J$20])/SQRT(([.E26]-[.J$20])^2+[.J$18]))" office:value-type="float" office:value="0.0000192641239300489" calcext:value-type="float">
            <text:p>1.93E-05</text:p>
          </table:table-cell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17"/>
          <table:table-cell table:style-name="ce23"/>
          <table:table-cell table:style-name="ce25"/>
          <table:table-cell table:style-name="ce30" table:formula="of:=[.J$17]*(([.E27]-[.J$19])/SQRT(([.E27]-[.J$19])^2+[.J$18])-([.E27]-[.J$20])/SQRT(([.E27]-[.J$20])^2+[.J$18]))" office:value-type="float" office:value="0.0000192641239300489" calcext:value-type="float">
            <text:p>1.93E-05</text:p>
          </table:table-cell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7"/>
          <table:table-cell table:style-name="ce13"/>
          <table:table-cell table:style-name="ce17"/>
          <table:table-cell table:style-name="ce23"/>
          <table:table-cell table:style-name="ce25"/>
          <table:table-cell table:style-name="ce30" table:formula="of:=[.J$17]*(([.E28]-[.J$19])/SQRT(([.E28]-[.J$19])^2+[.J$18])-([.E28]-[.J$20])/SQRT(([.E28]-[.J$20])^2+[.J$18]))" office:value-type="float" office:value="0.0000192641239300489" calcext:value-type="float">
            <text:p>1.93E-05</text:p>
          </table:table-cell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5"/>
          <table:table-cell table:style-name="ce14"/>
          <table:table-cell table:style-name="ce10"/>
          <table:table-cell table:style-name="ce24"/>
          <table:table-cell table:style-name="ce26"/>
          <table:table-cell table:style-name="ce31" table:formula="of:=[.J$17]*(([.E29]-[.J$19])/SQRT(([.E29]-[.J$19])^2+[.J$18])-([.E29]-[.J$20])/SQRT(([.E29]-[.J$20])^2+[.J$18]))" office:value-type="float" office:value="0.0000192641239300489" calcext:value-type="float">
            <text:p>1.93E-05</text:p>
          </table:table-cell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>
          <table:table-cell table:style-name="ce1"/>
          <table:table-cell table:style-name="ce8" table:number-columns-repeated="6"/>
          <table:table-cell table:style-name="ce1" table:number-columns-repeated="5"/>
          <table:table-cell table:style-name="ce37"/>
          <table:table-cell table:number-columns-repeated="1011"/>
        </table:table-row>
        <table:table-row table:style-name="ro1" table:number-rows-repeated="31">
          <table:table-cell table:style-name="ce1" table:number-columns-repeated="12"/>
          <table:table-cell table:number-columns-repeated="1012"/>
        </table:table-row>
        <table:table-row table:style-name="ro2" table:number-rows-repeated="6">
          <table:table-cell table:style-name="ce1" table:number-columns-repeated="12"/>
          <table:table-cell table:number-columns-repeated="1012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ms Rmn" svg:font-family="'Tms Rmn'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±</number:text>
      <number:number number:min-integer-digits="1"/>
      <number:text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fo:padding="0.71mm" style:rotation-align="none"/>
      <style:text-properties style:font-name="Geneva" fo:font-family="Geneva" style:font-family-generic="swiss" style:font-pitch="variable" style:font-name-asian="Noto Sans CJK SC Regular" style:font-family-asian="'Noto Sans CJK SC Regular'" style:font-family-generic-asian="system" style:font-pitch-asian="variable" style:font-name-complex="Geneva" style:font-family-complex="Geneva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lenoid" style:display-name="PageStyle_Solenoid" style:page-layout-name="Mpm3">
      <style:header>
        <style:region-left>
          <text:p><text:span text:style-name="MT1"><text:date style:data-style-name="N2" text:date-value="2019-03-14">0000-00-00</text:date></text:span></text:p>
        </style:region-left>
        <style:region-center>
          <text:p><text:span text:style-name="MT1">Experiment #18: <text:s/>Analysis of Axial Magnetic Field</text:span></text:p>
        </style:region-center>
        <style:region-right>
          <text:p><text:span text:style-name="MT1"><text:time>00:00:00</text:time></text:span></text:p>
        </style:region-right>
      </style:header>
      <style:header-left style:display="false">
        <style:region-left>
          <text:p><text:span text:style-name="MT1"><text:date style:data-style-name="N2" text:date-value="2019-03-14">0000-00-00</text:date></text:span></text:p>
        </style:region-left>
        <style:region-center>
          <text:p><text:span text:style-name="MT1">Experiment #18: <text:s/>Analysis of Axial Magnetic Field</text:span></text:p>
        </style:region-center>
        <style:region-right>
          <text:p><text:span text:style-name="MT1"><text:time>00:00:00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08:57.492594894</meta:creation-date>
    <meta:generator>LibreOffice/6.0.7.3$Linux_X86_64 LibreOffice_project/00m0$Build-3</meta:generator>
    <dc:date>2019-03-14T15:30:47.487409583</dc:date>
    <meta:editing-duration>PT34M10S</meta:editing-duration>
    <meta:editing-cycles>1</meta:editing-cycles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solid" svg:stroke-color="#d3dae3" draw:fill-color="#404552"/>
    </style:style>
    <style:style style:name="ch2" style:family="chart">
      <style:graphic-properties svg:stroke-color="#d3dae3" draw:fill="solid" draw:fill-color="#404552"/>
      <style:text-properties fo:color="#d3dae3" fo:font-family="'Tms Rmn'" fo:font-size="9pt" style:font-size-asian="9pt" style:font-family-complex="'Tms Rmn'" style:font-size-complex="9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2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d3dae3"/>
      <style:text-properties fo:color="#d3dae3" fo:font-family="'Tms Rmn'" fo:font-size="9pt" style:font-size-asian="9pt" style:font-family-complex="'Tms Rmn'" style:font-size-complex="9pt"/>
    </style:style>
    <style:style style:name="ch5" style:family="chart">
      <style:chart-properties style:rotation-angle="0"/>
      <style:text-properties fo:color="#d3dae3" fo:font-family="'Tms Rmn'" fo:font-size="9pt" fo:font-weight="bold" style:font-size-asian="9pt" style:font-weight-asian="bold" style:font-family-complex="'Tms Rmn'" style:font-size-complex="9pt" style:font-weight-complex="bold"/>
    </style:style>
    <style:style style:name="ch6" style:family="chart" style:data-style-name="N61">
      <style:chart-properties chart:display-label="true" chart:tick-marks-major-inner="true" chart:tick-marks-major-outer="tru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svg:stroke-color="#d3dae3"/>
      <style:text-properties fo:color="#d3dae3" fo:font-family="'Tms Rmn'" fo:font-size="9pt" style:font-size-asian="9pt" style:font-family-complex="'Tms Rmn'" style:font-size-complex="9pt"/>
    </style:style>
    <style:style style:name="ch7" style:family="chart">
      <style:chart-properties style:rotation-angle="90"/>
      <style:text-properties fo:color="#d3dae3" fo:font-family="'Tms Rmn'" fo:font-size="9pt" fo:font-weight="bold" style:font-size-asian="9pt" style:font-weight-asian="bold" style:font-family-complex="'Tms Rmn'" style:font-size-complex="9pt" style:font-weight-complex="bold"/>
    </style:style>
    <style:style style:name="ch8" style:family="chart" style:data-style-name="N61">
      <style:chart-properties chart:symbol-type="named-symbol" chart:symbol-name="circle" chart:symbol-width="0.176cm" chart:symbol-height="0.176cm" chart:link-data-style-to-source="true" chart:error-category="percentage" chart:error-percentage="2"/>
      <style:graphic-properties draw:stroke="none" svg:stroke-color="#ffffff" draw:fill-color="#ffffff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percentage" chart:error-percentage="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61">
      <style:chart-properties chart:symbol-type="none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53.096cm" svg:height="29.471cm" xlink:href=".." xlink:type="simple" chart:class="chart:scatter" chart:style-name="ch1">
        <chart:legend svg:x="25.433cm" svg:y="22.266cm" style:legend-expansion="high" chart:style-name="ch2"/>
        <chart:plot-area chart:style-name="ch3" table:cell-range-address="Solenoid.E10:Solenoid.G29" chart:data-source-has-labels="row" svg:x="2.272cm" svg:y="1.814cm" svg:width="50.823cm" svg:height="26.343cm">
          <chartooo:coordinate-region svg:x="4.163cm" svg:y="2cm" svg:width="48.56cm" svg:height="25.537cm"/>
          <chart:axis chart:dimension="x" chart:name="primary-x" chart:style-name="ch4">
            <chart:title svg:x="27.243cm" svg:y="28.324cm" chart:style-name="ch5">
              <text:p>x-axis</text:p>
            </chart:title>
          </chart:axis>
          <chart:axis chart:dimension="y" chart:name="primary-y" chart:style-name="ch6">
            <chart:title svg:x="0.49cm" svg:y="13.443cm" chart:style-name="ch7">
              <text:p>y-axis</text:p>
            </chart:title>
          </chart:axis>
          <chart:series chart:style-name="ch8" chart:values-cell-range-address="Solenoid.F10:Solenoid.F29" loext:label-string="&quot;experiment&quot;" chart:class="chart:scatter">
            <chart:domain table:cell-range-address="Solenoid.E10:Solenoid.E29"/>
            <chart:error-indicator chart:style-name="ch9" chart:dimension="y"/>
            <chart:data-point chart:repeated="20"/>
          </chart:series>
          <chart:series chart:style-name="ch10" chart:values-cell-range-address="Solenoid.G10:Solenoid.G29" loext:label-string="&quot;theory&quot;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eriment</text:p>
              </table:table-cell>
              <table:table-cell office:value-type="string">
                <text:p>theo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8">
                <text:p>0.078</text:p>
                <draw:g>
                  <svg:desc>Solenoid.E10:Solenoid.E29</svg:desc>
                </draw:g>
              </table:table-cell>
              <table:table-cell office:value-type="float" office:value="0.000727">
                <text:p>0.000727</text:p>
                <draw:g>
                  <svg:desc>Solenoid.F10:Solenoid.F29</svg:desc>
                </draw:g>
              </table:table-cell>
              <table:table-cell office:value-type="float" office:value="0.0000714318408765931">
                <text:p>0.0000714318408765931</text:p>
                <draw:g>
                  <svg:desc>Solenoid.G10:Solenoid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">
                <text:p>0.098</text:p>
              </table:table-cell>
              <table:table-cell office:value-type="float" office:value="0.001591">
                <text:p>0.001591</text:p>
              </table:table-cell>
              <table:table-cell office:value-type="float" office:value="0.000116915615147433">
                <text:p>0.000116915615147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8">
                <text:p>0.118</text:p>
              </table:table-cell>
              <table:table-cell office:value-type="float" office:value="0.002229">
                <text:p>0.002229</text:p>
              </table:table-cell>
              <table:table-cell office:value-type="float" office:value="0.000216453520630177">
                <text:p>0.000216453520630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">
                <text:p>0.138</text:p>
              </table:table-cell>
              <table:table-cell office:value-type="float" office:value="0.002459">
                <text:p>0.002459</text:p>
              </table:table-cell>
              <table:table-cell office:value-type="float" office:value="0.000479003971180101">
                <text:p>0.00047900397118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">
                <text:p>0.158</text:p>
              </table:table-cell>
              <table:table-cell office:value-type="float" office:value="0.002545">
                <text:p>0.002545</text:p>
              </table:table-cell>
              <table:table-cell office:value-type="float" office:value="0.00123740929270191">
                <text:p>0.00123740929270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8">
                <text:p>0.178</text:p>
              </table:table-cell>
              <table:table-cell office:value-type="float" office:value="0.00258">
                <text:p>0.00258</text:p>
              </table:table-cell>
              <table:table-cell office:value-type="float" office:value="0.00244205239338469">
                <text:p>0.00244205239338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8">
                <text:p>0.198</text:p>
              </table:table-cell>
              <table:table-cell office:value-type="float" office:value="0.002595">
                <text:p>0.002595</text:p>
              </table:table-cell>
              <table:table-cell office:value-type="float" office:value="0.003064127861773">
                <text:p>0.003064127861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2601">
                <text:p>0.002601</text:p>
              </table:table-cell>
              <table:table-cell office:value-type="float" office:value="0.00328778903384636">
                <text:p>0.00328778903384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0.002603">
                <text:p>0.002603</text:p>
              </table:table-cell>
              <table:table-cell office:value-type="float" office:value="0.00336324502699887">
                <text:p>0.00336324502699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002597">
                <text:p>0.002597</text:p>
              </table:table-cell>
              <table:table-cell office:value-type="float" office:value="0.00339754804910108">
                <text:p>0.00339754804910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">
                <text:p>0.28</text:p>
              </table:table-cell>
              <table:table-cell office:value-type="float" office:value="0.002582">
                <text:p>0.002582</text:p>
              </table:table-cell>
              <table:table-cell office:value-type="float" office:value="0.00341371350073529">
                <text:p>0.00341371350073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002557">
                <text:p>0.002557</text:p>
              </table:table-cell>
              <table:table-cell office:value-type="float" office:value="0.00341979413130937">
                <text:p>0.003419794131309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">
                <text:p>0.32</text:p>
              </table:table-cell>
              <table:table-cell office:value-type="float" office:value="0.002498">
                <text:p>0.002498</text:p>
              </table:table-cell>
              <table:table-cell office:value-type="float" office:value="0.00341833016501869">
                <text:p>0.0034183301650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">
                <text:p>0.34</text:p>
              </table:table-cell>
              <table:table-cell office:value-type="float" office:value="0.002353">
                <text:p>0.002353</text:p>
              </table:table-cell>
              <table:table-cell office:value-type="float" office:value="0.00340873486289659">
                <text:p>0.00340873486289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">
                <text:p>0.36</text:p>
              </table:table-cell>
              <table:table-cell office:value-type="float" office:value="0.001924">
                <text:p>0.001924</text:p>
              </table:table-cell>
              <table:table-cell office:value-type="float" office:value="0.00338677403820129">
                <text:p>0.00338677403820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001005">
                <text:p>0.001005</text:p>
              </table:table-cell>
              <table:table-cell office:value-type="float" office:value="0.00334029035503172">
                <text:p>0.00334029035503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92641239300489">
                <text:p>0.0000192641239300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92641239300489">
                <text:p>0.0000192641239300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92641239300489">
                <text:p>0.00001926412393004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92641239300489">
                <text:p>0.0000192641239300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